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11"/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(1)" table:style-name="ta1">
        <table:shapes>
          <draw:frame draw:z-index="0" draw:style-name="gr1" draw:text-style-name="P1" svg:width="15.997cm" svg:height="9.004cm" svg:x="4.984cm" svg:y="0.186cm">
            <draw:object draw:notify-on-update-of-ranges="'O(1)'.A2:'O(1)'.A9 'O(1)'.B1:'O(1)'.B1 'O(1)'.B2:'O(1)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データ件数</text:p>
          </table:table-cell>
          <table:table-cell office:value-type="string" calcext:value-type="string">
            <text:p>計算量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(N)" table:style-name="ta1">
        <table:shapes>
          <draw:frame draw:z-index="0" draw:style-name="gr1" draw:text-style-name="P1" svg:width="15.997cm" svg:height="9.004cm" svg:x="4.984cm" svg:y="0.186cm">
            <draw:object draw:notify-on-update-of-ranges="'O(N)'.A2:'O(N)'.A9 'O(N)'.B1:'O(N)'.B1 'O(N)'.B2:'O(N)'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データ件数</text:p>
          </table:table-cell>
          <table:table-cell office:value-type="string" calcext:value-type="string">
            <text:p>計算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" office:value-type="float" office:value="8" calcext:value-type="float">
            <text:p>8</text:p>
          </table:table-cell>
        </table:table-row>
      </table:table>
      <table:table table:name="O(N^2)" table:style-name="ta1">
        <table:shapes>
          <draw:frame draw:z-index="0" draw:style-name="gr1" draw:text-style-name="P1" svg:width="15.997cm" svg:height="9.004cm" svg:x="4.984cm" svg:y="0.186cm">
            <draw:object draw:notify-on-update-of-ranges="'O(N^2)'.A2:'O(N^2)'.A9 'O(N^2)'.B1:'O(N^2)'.B1 'O(N^2)'.B2:'O(N^2)'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データ件数</text:p>
          </table:table-cell>
          <table:table-cell office:value-type="string" calcext:value-type="string">
            <text:p>計算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A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[.A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[.A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[.A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[.A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[.A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[.A9]" office:value-type="float" office:value="64" calcext:value-type="float">
            <text:p>64</text:p>
          </table:table-cell>
        </table:table-row>
      </table:table>
      <table:table table:name="O(logN)" table:style-name="ta1">
        <table:shapes>
          <draw:frame draw:z-index="0" draw:style-name="gr1" draw:text-style-name="P1" svg:width="15.997cm" svg:height="9.004cm" svg:x="4.984cm" svg:y="0.186cm">
            <draw:object draw:notify-on-update-of-ranges="'O(logN)'.A2:'O(logN)'.A9 'O(logN)'.B1:'O(logN)'.B1 'O(logN)'.B2:'O(logN)'.B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データ件数</text:p>
          </table:table-cell>
          <table:table-cell table:style-name="Default" office:value-type="string" calcext:value-type="string">
            <text:p>計算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8496250072116" calcext:value-type="float">
            <text:p>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2192809488736" calcext:value-type="float">
            <text:p>2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8496250072116" calcext:value-type="float">
            <text:p>2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073549220576" calcext:value-type="float">
            <text:p>2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MLOG2([.A11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LOG2([.A12]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MLOG2([.A13])" office:value-type="string" office:string-value="1.58496250072116" calcext:value-type="string">
            <text:p>1.58496250072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MLOG2([.A14]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MLOG2([.A15])" office:value-type="string" office:string-value="2.32192809488736" calcext:value-type="string">
            <text:p>2.32192809488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MLOG2([.A16])" office:value-type="string" office:string-value="2.58496250072116" calcext:value-type="string">
            <text:p>2.58496250072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MLOG2([.A17])" office:value-type="string" office:string-value="2.8073549220576" calcext:value-type="string">
            <text:p>2.8073549220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MLOG2([.A18])" office:value-type="string" office:string-value="3" calcext:value-type="string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(N!)" table:style-name="ta1">
        <table:shapes>
          <draw:frame draw:z-index="0" draw:style-name="gr1" draw:text-style-name="P1" svg:width="15.997cm" svg:height="156.955cm" svg:x="4.984cm" svg:y="0.186cm">
            <draw:object draw:notify-on-update-of-ranges="'O(N!)'.A2:'O(N!)'.A9 'O(N!)'.B1:'O(N!)'.B1 'O(N!)'.B2:'O(N!)'.B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データ件数</text:p>
          </table:table-cell>
          <table:table-cell table:style-name="Default" office:value-type="string" calcext:value-type="string">
            <text:p>計算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FACT([.A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FACT([.A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FACT([.A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FACT([.A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FACT([.A6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FACT([.A7])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FACT([.A8])" office:value-type="float" office:value="5040" calcext:value-type="float">
            <text:p>5,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FACT([.A9])" office:value-type="float" office:value="40320" calcext:value-type="float">
            <text:p>40,320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00/00/00</text:date>, <text:time style:data-style-name="N2" text:time-value="00:41:06.81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00:28:38.263000000</meta:creation-date>
    <dc:date>2022-08-04T01:00:04.950000000</dc:date>
    <meta:editing-duration>PT18M5S</meta:editing-duration>
    <meta:editing-cycles>4</meta:editing-cycles>
    <meta:generator>LibreOffice/7.1.4.2$Windows_X86_64 LibreOffice_project/a529a4fab45b75fefc5b6226684193eb000654f6</meta:generator>
    <meta:document-statistic meta:table-count="5" meta:cell-count="106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22cm" svg:y="4.216cm" style:legend-expansion="high" chart:style-name="ch2"/>
        <chart:plot-area chart:style-name="ch3" table:cell-range-address="'O(1)'.A1:'O(1)'.B9" chart:data-source-has-labels="both" svg:x="0.319cm" svg:y="0.18cm" svg:width="12.984cm" svg:height="8.645cm">
          <chart:coordinate-region svg:x="0.755cm" svg:y="0.379cm" svg:width="12.454cm" svg:height="7.799cm"/>
          <chart:axis chart:dimension="x" chart:name="primary-x" chart:style-name="ch4" chartooo:axis-type="auto">
            <chartooo:date-scale/>
            <chart:categories table:cell-range-address="'O(1)'.A2:'O(1)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(1)'.B2:'O(1)'.B9" chart:label-cell-address="'O(1)'.B1:'O(1)'.B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計算量</text:p>
                <draw:g>
                  <svg:desc>'O(1)'.B1:'O(1)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O(1)'.A2:'O(1)'.A9</svg:desc>
                </draw:g>
              </table:table-cell>
              <table:table-cell office:value-type="float" office:value="1">
                <text:p>1</text:p>
                <draw:g>
                  <svg:desc>'O(1)'.B2:'O(1)'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22cm" svg:y="4.216cm" style:legend-expansion="high" chart:style-name="ch2"/>
        <chart:plot-area chart:style-name="ch3" table:cell-range-address="'O(N)'.A1:'O(N)'.B9" chart:data-source-has-labels="both" svg:x="0.319cm" svg:y="0.18cm" svg:width="12.984cm" svg:height="8.645cm">
          <chart:coordinate-region svg:x="0.755cm" svg:y="0.379cm" svg:width="12.454cm" svg:height="7.799cm"/>
          <chart:axis chart:dimension="x" chart:name="primary-x" chart:style-name="ch4" chartooo:axis-type="auto">
            <chartooo:date-scale/>
            <chart:categories table:cell-range-address="'O(N)'.A2:'O(N)'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(N)'.B2:'O(N)'.B9" chart:label-cell-address="'O(N)'.B1:'O(N)'.B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計算量</text:p>
                <draw:g>
                  <svg:desc>'O(N)'.B1:'O(N)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O(N)'.A2:'O(N)'.A9</svg:desc>
                </draw:g>
              </table:table-cell>
              <table:table-cell office:value-type="float" office:value="1">
                <text:p>1</text:p>
                <draw:g>
                  <svg:desc>'O(N)'.B2:'O(N)'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22cm" svg:y="4.216cm" style:legend-expansion="high" chart:style-name="ch2"/>
        <chart:plot-area chart:style-name="ch3" table:cell-range-address="'O(N^2)'.A1:'O(N^2)'.B9" chart:data-source-has-labels="both" svg:x="0.319cm" svg:y="0.18cm" svg:width="12.984cm" svg:height="8.645cm">
          <chart:coordinate-region svg:x="0.94cm" svg:y="0.379cm" svg:width="12.269cm" svg:height="7.799cm"/>
          <chart:axis chart:dimension="x" chart:name="primary-x" chart:style-name="ch4" chartooo:axis-type="auto">
            <chartooo:date-scale/>
            <chart:categories table:cell-range-address="'O(N^2)'.A2:'O(N^2)'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(N^2)'.B2:'O(N^2)'.B9" chart:label-cell-address="'O(N^2)'.B1:'O(N^2)'.B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計算量</text:p>
                <draw:g>
                  <svg:desc>'O(N^2)'.B1:'O(N^2)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O(N^2)'.A2:'O(N^2)'.A9</svg:desc>
                </draw:g>
              </table:table-cell>
              <table:table-cell office:value-type="float" office:value="1">
                <text:p>1</text:p>
                <draw:g>
                  <svg:desc>'O(N^2)'.B2:'O(N^2)'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22cm" svg:y="4.216cm" style:legend-expansion="high" chart:style-name="ch2"/>
        <chart:plot-area chart:style-name="ch3" table:cell-range-address="'O(logN)'.A1:'O(logN)'.B9" chart:data-source-has-labels="both" svg:x="0.319cm" svg:y="0.18cm" svg:width="12.984cm" svg:height="8.645cm">
          <chart:coordinate-region svg:x="1.046cm" svg:y="0.379cm" svg:width="12.163cm" svg:height="7.799cm"/>
          <chart:axis chart:dimension="x" chart:name="primary-x" chart:style-name="ch4" chartooo:axis-type="auto">
            <chartooo:date-scale/>
            <chart:categories table:cell-range-address="'O(logN)'.A2:'O(logN)'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(logN)'.B2:'O(logN)'.B9" chart:label-cell-address="'O(logN)'.B1:'O(logN)'.B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計算量</text:p>
                <draw:g>
                  <svg:desc>'O(logN)'.B1:'O(logN)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O(logN)'.A2:'O(logN)'.A9</svg:desc>
                </draw:g>
              </table:table-cell>
              <table:table-cell office:value-type="float" office:value="0">
                <text:p>0</text:p>
                <draw:g>
                  <svg:desc>'O(logN)'.B2:'O(logN)'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2192809488736">
                <text:p>2.321928094887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56.956cm" xlink:href=".." xlink:type="simple" chart:class="chart:line" chart:style-name="ch1">
        <chart:legend chart:legend-position="end" svg:x="13.622cm" svg:y="78.192cm" style:legend-expansion="high" chart:style-name="ch2"/>
        <chart:plot-area chart:style-name="ch3" table:cell-range-address="'O(N!)'.A1:'O(N!)'.B9" chart:data-source-has-labels="both" svg:x="0.319cm" svg:y="3.139cm" svg:width="12.984cm" svg:height="150.678cm">
          <chart:coordinate-region svg:x="1.126cm" svg:y="3.139cm" svg:width="11.607cm" svg:height="150.031cm"/>
          <chart:axis chart:dimension="x" chart:name="primary-x" chart:style-name="ch4" chartooo:axis-type="auto">
            <chartooo:date-scale/>
            <chart:categories table:cell-range-address="'O(N!)'.A2:'O(N!)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(N!)'.B2:'O(N!)'.B9" chart:label-cell-address="'O(N!)'.B1:'O(N!)'.B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計算量</text:p>
                <draw:g>
                  <svg:desc>'O(N!)'.B1:'O(N!)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O(N!)'.A2:'O(N!)'.A9</svg:desc>
                </draw:g>
              </table:table-cell>
              <table:table-cell office:value-type="float" office:value="1">
                <text:p>1</text:p>
                <draw:g>
                  <svg:desc>'O(N!)'.B2:'O(N!)'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320">
                <text:p>403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